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00000033400000266807635724B2EBF21.png" manifest:media-type="image/png"/>
  <manifest:file-entry manifest:full-path="Pictures/2000000C0000634100004A4C3651558E9C43717A.svm" manifest:media-type="image/x-svm"/>
  <manifest:file-entry manifest:full-path="Pictures/1000020000000334000002667668A480B709E568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3400000266D07BAF0B2CC66F56.png" manifest:media-type="image/png"/>
  <manifest:file-entry manifest:full-path="Pictures/100002000000033400000266A9B9D9FE8479B709.png" manifest:media-type="image/png"/>
  <manifest:file-entry manifest:full-path="Pictures/2000000E0000634100004A4C8B8C0B6EC20B2683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enlo-Regular" svg:font-family="Menlo-Regular"/>
    <style:font-face style:name="Monaco2" svg:font-family="Monaco"/>
    <style:font-face style:name="Monaco1" svg:font-family="Monaco" style:font-adornments="Book"/>
    <style:font-face style:name="Muli-Bold1" svg:font-family="Muli-Bold"/>
    <style:font-face style:name="Roboto-Regular2" svg:font-family="Roboto-Regular"/>
    <style:font-face style:name="Roboto-Regular1" svg:font-family="Roboto-Regular" style:font-adornments="Book"/>
    <style:font-face style:name="font0000000022c4efdc1" svg:font-family="font0000000022c4efdc"/>
    <style:font-face style:name="Helvetica1" svg:font-family="Helvetica" style:font-family-generic="swiss"/>
    <style:font-face style:name="DejaVu Sans5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Monaco3" svg:font-family="Monaco" style:font-pitch="variable"/>
    <style:font-face style:name="Monaco" svg:font-family="Monaco" style:font-adornments="Book" style:font-pitch="variable"/>
    <style:font-face style:name="Muli-Bold" svg:font-family="Muli-Bold" style:font-pitch="variable"/>
    <style:font-face style:name="Roboto-Regular3" svg:font-family="Roboto-Regular" style:font-pitch="variable"/>
    <style:font-face style:name="Roboto-Regular" svg:font-family="Roboto-Regular" style:font-adornments="Book" style:font-pitch="variable"/>
    <style:font-face style:name="Tahoma1" svg:font-family="Tahoma" style:font-pitch="variable"/>
    <style:font-face style:name="font0000000022c4efdc" svg:font-family="font0000000022c4efdc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191919" style:font-name="font0000000022c4efdc1" fo:font-size="16pt" style:font-name-asian="font0000000022c4efdc1" style:font-size-asian="16pt" style:font-name-complex="font0000000022c4efdc1" style:font-size-complex="16pt"/>
    </style:style>
    <style:style style:name="P4" style:family="paragraph">
      <style:paragraph-properties style:text-autospace="none"/>
      <style:text-properties fo:color="#262626" style:font-name="HelveticaNeue" fo:font-size="28pt" style:font-name-asian="HelveticaNeue" style:font-size-asian="16pt" style:font-name-complex="HelveticaNeue" style:font-size-complex="16pt"/>
    </style:style>
    <style:style style:name="P5" style:family="paragraph">
      <style:paragraph-properties style:text-autospace="none"/>
      <style:text-properties fo:color="#1b1f22" style:font-name="Menlo-Regular" fo:font-size="11.5pt" style:font-name-asian="Menlo-Regular" style:font-size-asian="11.5pt" style:font-name-complex="Menlo-Regular" style:font-size-complex="11.5pt"/>
    </style:style>
    <style:style style:name="P6" style:family="paragraph">
      <style:text-properties fo:font-size="28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onaco2" fo:font-size="12pt" style:font-name-asian="Monaco2" style:font-size-asian="12pt" style:font-name-complex="Monaco2" style:font-size-complex="12pt"/>
    </style:style>
    <style:style style:name="P8" style:family="paragraph">
      <style:paragraph-properties style:text-autospace="none"/>
      <style:text-properties fo:color="#000000" style:font-name="Monaco2" fo:font-size="12pt" style:font-name-asian="Monaco2" style:font-size-asian="12pt" style:font-name-complex="Monaco2" style:font-size-complex="12pt"/>
    </style:style>
    <style:style style:name="P9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-asian="Monaco2" style:font-size-asian="12pt" style:font-name-complex="Monaco2" style:font-size-complex="12pt"/>
    </style:style>
    <style:style style:name="T1" style:family="text">
      <style:text-properties fo:font-variant="normal" fo:text-transform="none" fo:color="#191919" style:text-outline="false" style:text-line-through-style="none" style:text-line-through-type="none" style:font-name="font0000000022c4efdc1" fo:font-size="24pt" fo:font-style="normal" fo:text-shadow="none" style:text-underline-style="none" fo:font-weight="normal" style:letter-kerning="true" style:font-name-asian="font0000000022c4efdc1" style:font-size-asian="24pt" style:font-name-complex="font0000000022c4efdc1" style:font-size-complex="24p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a1a1a" style:text-outline="false" style:text-line-through-style="none" style:text-line-through-type="none" style:font-name="Muli-Bold1" fo:font-size="25pt" fo:font-style="normal" fo:text-shadow="none" style:text-underline-style="none" fo:font-weight="bold" style:letter-kerning="true" style:font-name-asian="Muli-Bold1" style:font-size-asian="25pt" style:font-weight-asian="bold" style:font-name-complex="Muli-Bold1" style:font-size-complex="25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62626" style:text-outline="false" style:text-line-through-style="none" style:text-line-through-type="none" style:font-name="HelveticaNeue" fo:font-size="28pt" fo:font-style="normal" fo:text-shadow="none" style:text-underline-style="none" fo:font-weight="normal" style:letter-kerning="true" style:font-name-asian="HelveticaNeue" style:font-size-asian="16pt" style:font-name-complex="HelveticaNeue" style:font-size-complex="16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62626" style:text-outline="false" style:text-line-through-style="none" style:text-line-through-type="none" style:font-name="HelveticaNeue" fo:font-size="20pt" fo:font-style="normal" fo:text-shadow="none" style:text-underline-style="none" fo:font-weight="normal" style:letter-kerning="true" style:font-name-asian="HelveticaNeue" style:font-size-asian="16pt" style:font-name-complex="HelveticaNeue" style:font-size-complex="16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62626" style:text-outline="false" style:text-line-through-style="none" style:text-line-through-type="none" style:font-name="HelveticaNeue" fo:font-size="18pt" fo:font-style="normal" fo:text-shadow="none" style:text-underline-style="none" fo:font-weight="normal" style:letter-kerning="true" style:font-name-asian="HelveticaNeue" style:font-size-asian="16pt" style:font-weight-asian="bold" style:font-name-complex="HelveticaNeue" style:font-size-complex="16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62626" style:text-outline="false" style:text-line-through-style="none" style:text-line-through-type="none" style:font-name="HelveticaNeue" fo:font-size="28pt" fo:font-style="normal" fo:text-shadow="none" style:text-underline-style="none" fo:font-weight="bold" style:letter-kerning="true" style:font-name-asian="HelveticaNeue" style:font-size-asian="16pt" style:font-weight-asian="bold" style:font-name-complex="HelveticaNeue" style:font-size-complex="16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6cm" svg:y="7.6cm" presentation:class="subtitle" presentation:user-transformed="true">
          <draw:text-box>
            <text:p>Use</text:p>
            <text:p>El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3" draw:layer="layout" svg:width="10.888cm" svg:height="3.506cm" svg:x="7.912cm" svg:y="3.839cm" presentation:class="title" presentation:user-transformed="true">
          <draw:text-box>
            <text:p text:style-name="P2"><text:span text:style-name="T1">How to use Elm?</text:span></text:p>
          </draw:text-box>
        </draw:frame>
        <draw:frame presentation:style-name="pr4" draw:layer="layout" svg:width="12.244cm" svg:height="9.423cm" svg:x="7.911cm" svg:y="7.582cm" presentation:class="outline" presentation:user-transformed="true">
          <draw:text-box>
            <text:list text:style-name="L2">
              <text:list-item>
                <text:p><text:span text:style-name="T2">http://ellie-app.com</text:span></text:p>
              </text:list-item>
              <text:list-item>
                <text:p><text:span text:style-name="T2">https://guide.elm-</text:span><text:span text:style-name="T2">lang.org/install/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Installation<text:line-break/>(Mac, Linux, Windows)</text:p>
          </draw:text-box>
        </draw:frame>
        <draw:frame presentation:style-name="pr7" draw:text-style-name="P6" draw:layer="layout" svg:width="18.313cm" svg:height="13.529cm" svg:x="4.903cm" svg:y="4.914cm" presentation:class="outline" presentation:user-transformed="true">
          <draw:text-box>
            <text:p text:style-name="P4"><text:span text:style-name="T3"><text:s text:c="5"/></text:span></text:p>
            <text:p text:style-name="P5"><text:span text:style-name="T3"><text:s text:c="6"/></text:span><text:span text:style-name="T3">Einfach das Binary </text:span><text:span text:style-name="T3">herunterladen:</text:span></text:p>
            <text:p text:style-name="P4"><text:span text:style-name="T3"><text:s text:c="2"/></text:span><text:span text:style-name="T3">https://guide.elm-</text:span><text:span text:style-name="T3">lang.org/install/elm.htm</text:span></text:p>
            <text:p text:style-name="P4"><text:span text:style-name="T3"/></text:p>
            <text:p text:style-name="P4"><text:span text:style-name="T3">Auch npm installiert nur </text:span><text:span text:style-name="T3">das Binary:</text:span></text:p>
            <text:p text:style-name="P4"><text:span text:style-name="T3"><text:s text:c="14"/></text:span><text:span text:style-name="T3">npm install -g el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Installation (FreeBSD)</text:p>
          </draw:text-box>
        </draw:frame>
        <draw:frame presentation:style-name="pr7" draw:text-style-name="P6" draw:layer="layout" svg:width="18.313cm" svg:height="13.529cm" svg:x="4.887cm" svg:y="4.471cm" presentation:class="outline" presentation:user-transformed="true">
          <draw:text-box>
            <text:p><text:span text:style-name="T3"><text:s text:c="12"/></text:span><text:span text:style-name="T3">portmaster </text:span><text:span text:style-name="T3">devel/stack <text:s text:c="3"/></text:span></text:p>
            <text:p text:style-name="P4"><text:span text:style-name="T4"><text:s/></text:span><text:span text:style-name="T4">fetch </text:span><text:span text:style-name="T4">https://github.com/elm/compiler/archi</text:span><text:span text:style-name="T4">ve/0.19.1.tar.gz</text:span></text:p>
            <text:p text:style-name="P4"><text:span text:style-name="T4"/></text:p>
            <text:p text:style-name="P7"><text:span text:style-name="T3"><text:s text:c="21"/></text:span><text:span text:style-name="T3">cabal build</text:span></text:p>
            <text:p text:style-name="P8"><text:span text:style-name="T3"><text:s text:c="21"/></text:span><text:span text:style-name="T3">cabal install</text:span></text:p>
            <text:p text:style-name="P8"><text:span text:style-name="T3"><text:s text:c="3"/></text:span></text:p>
            <text:p text:style-name="P8"><text:span text:style-name="T3"><text:s text:c="9"/></text:span><text:span text:style-name="T3">cp -p .cabal/bin/elm /</text:span><text:span text:style-name="T3">usr/local/bi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965cm" presentation:class="title" presentation:user-transformed="true">
          <draw:text-box>
            <text:p>Installation fertig !!!<text:line-break/>Was nun ?</text:p>
          </draw:text-box>
        </draw:frame>
        <draw:frame presentation:style-name="pr7" draw:layer="layout" svg:width="14.2cm" svg:height="14cm" svg:x="7.2cm" svg:y="4.8cm" presentation:class="outline" presentation:user-transformed="true">
          <draw:text-box>
            <text:list text:style-name="L2">
              <text:list-item>
                <text:p><text:span text:style-name="T2">Einen Editor </text:span><text:span text:style-name="T2">installieren:</text:span></text:p>
                <text:list>
                  <text:list-item>
                    <text:p><text:span text:style-name="T5">https://guide.elm-lang.org/install/</text:span><text:span text:style-name="T5">editor.html</text:span></text:p>
                    <text:p><text:span text:style-name="T5"/></text:p>
                  </text:list-item>
                </text:list>
              </text:list-item>
              <text:list-item>
                <text:p><text:span text:style-name="T6">Elm lernen</text:span></text:p>
              </text:list-item>
            </text:list>
            <text:p text:style-name="P9"><text:span text:style-name="T5"><text:s text:c="13"/></text:span><text:span text:style-name="T5">/evancz/elm-architecture-tutorial</text:span></text:p>
            <text:list text:continue-numbering="true" text:style-name="L2">
              <text:list-item>
                <text:list>
                  <text:list-item>
                    <text:p><text:span text:style-name="T5">https://guide.elm-lang.org/</text:span><text:span text:style-name="T5">core_language.html</text:span></text:p>
                  </text:list-item>
                </text:list>
                <text:p><text:span text:style-name="T5"/></text:p>
              </text:list-item>
              <text:list-item>
                <text:p><text:span text:style-name="T6">Eine Single-Page-</text:span><text:span text:style-name="T6">Applikation bauen</text:span></text:p>
              </text:list-item>
            </text:list>
            <text:p><text:span text:style-name="T5"><text:s text:c="15"/>„</text:span><text:span text:style-name="T5">hacks.are.gone“</text:span></text:p>
            <text:p><text:span text:style-name="T5">https://github.com/rogeriochaves/spades</text:span></text:p>
            <text:p text:style-name="P2"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enlo-Regular" svg:font-family="Menlo-Regular"/>
    <style:font-face style:name="Monaco2" svg:font-family="Monaco"/>
    <style:font-face style:name="Monaco1" svg:font-family="Monaco" style:font-adornments="Book"/>
    <style:font-face style:name="Muli-Bold1" svg:font-family="Muli-Bold"/>
    <style:font-face style:name="Roboto-Regular2" svg:font-family="Roboto-Regular"/>
    <style:font-face style:name="Roboto-Regular1" svg:font-family="Roboto-Regular" style:font-adornments="Book"/>
    <style:font-face style:name="font0000000022c4efdc1" svg:font-family="font0000000022c4efdc"/>
    <style:font-face style:name="Helvetica1" svg:font-family="Helvetica" style:font-family-generic="swiss"/>
    <style:font-face style:name="DejaVu Sans5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Monaco3" svg:font-family="Monaco" style:font-pitch="variable"/>
    <style:font-face style:name="Monaco" svg:font-family="Monaco" style:font-adornments="Book" style:font-pitch="variable"/>
    <style:font-face style:name="Muli-Bold" svg:font-family="Muli-Bold" style:font-pitch="variable"/>
    <style:font-face style:name="Roboto-Regular3" svg:font-family="Roboto-Regular" style:font-pitch="variable"/>
    <style:font-face style:name="Roboto-Regular" svg:font-family="Roboto-Regular" style:font-adornments="Book" style:font-pitch="variable"/>
    <style:font-face style:name="Tahoma1" svg:font-family="Tahoma" style:font-pitch="variable"/>
    <style:font-face style:name="font0000000022c4efdc" svg:font-family="font0000000022c4efdc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Helvetica" svg:font-family="Helvetica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/>
    </style:style>
    <style:style style:name="MP10" style:family="paragraph">
      <style:paragraph-properties fo:text-align="center"/>
      <style:text-properties fo:color="#dddddd" style:font-name="DejaVu Sans3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/>
    </style:style>
    <style:style style:name="MP12" style:family="paragraph">
      <style:paragraph-properties fo:text-align="end"/>
      <style:text-properties fo:color="#dddddd" style:font-name="DejaVu Sans3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/>
    </style:style>
    <style:style style:name="MP14" style:family="paragraph">
      <style:text-properties fo:color="#dddddd" style:font-name="DejaVu Sans3" fo:font-size="14pt"/>
    </style:style>
    <style:style style:name="MP15" style:family="paragraph">
      <loext:graphic-properties draw:fill="none" draw:fill-color="#ffffff"/>
      <style:text-properties fo:color="#dddddd" style:font-name="DejaVu Sans3" fo:font-size="14pt"/>
    </style:style>
    <style:style style:name="MP16" style:family="paragraph">
      <style:paragraph-properties fo:text-align="center"/>
      <style:text-properties fo:color="#808080" style:font-name="DejaVu Sans3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3" fo:font-size="14pt"/>
    </style:style>
    <style:style style:name="MT3" style:family="text">
      <style:text-properties fo:color="#808080" style:font-name="DejaVu Sans3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3400000266D07BAF0B2CC66F56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3400000266A9B9D9FE8479B709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34000002667668A480B709E568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3400000266807635724B2EBF21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7T14:35:12.379979019</meta:creation-date>
    <meta:editing-duration>P2DT16H27M25S</meta:editing-duration>
    <meta:editing-cycles>69</meta:editing-cycles>
    <meta:generator>LibreOffice/6.2.2.2$MacOSX_X86_64 LibreOffice_project/2b840030fec2aae0fd2658d8d4f9548af4e3518d</meta:generator>
    <dc:title>Focus</dc:title>
    <dc:date>2020-01-29T17:02:40.704453716</dc:date>
    <meta:print-date>2019-07-18T22:05:48.136929488</meta:print-date>
    <meta:document-statistic meta:object-count="77"/>
  </office:meta>
</office:document-meta>
</file>